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972d"/>
    </style:style>
    <style:style style:name="P2" style:family="paragraph" style:parent-style-name="Standard">
      <style:text-properties fo:font-size="10pt" officeooo:paragraph-rsid="001e972d" style:font-size-asian="10pt" style:font-size-complex="10pt"/>
    </style:style>
    <style:style style:name="P3" style:family="paragraph" style:parent-style-name="Standard">
      <style:text-properties fo:font-size="10pt" officeooo:paragraph-rsid="00201aeb" style:font-size-asian="10pt" style:font-size-complex="10pt"/>
    </style:style>
    <style:style style:name="P4" style:family="paragraph" style:parent-style-name="Standard">
      <style:text-properties officeooo:paragraph-rsid="00201aeb"/>
    </style:style>
    <style:style style:name="T1" style:family="text">
      <style:text-properties officeooo:rsid="001e972d"/>
    </style:style>
    <style:style style:name="T2" style:family="text">
      <style:text-properties fo:font-weight="bold" officeooo:rsid="001e972d" style:font-weight-asian="bold" style:font-weight-complex="bold"/>
    </style:style>
    <style:style style:name="T3" style:family="text">
      <style:text-properties fo:font-size="10pt" officeooo:rsid="001e972d" style:font-size-asian="10pt" style:font-size-complex="10pt"/>
    </style:style>
    <style:style style:name="T4" style:family="text">
      <style:text-properties fo:font-size="10pt" officeooo:rsid="00201aeb" style:font-size-asian="10pt" style:font-size-complex="10pt"/>
    </style:style>
    <style:style style:name="T5" style:family="text">
      <style:text-properties fo:font-size="10pt" fo:font-weight="bold" officeooo:rsid="001e972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201aeb" style:font-size-asian="10pt" style:font-weight-asian="bold" style:font-size-complex="10pt" style:font-weight-complex="bold"/>
    </style:style>
    <style:style style:name="T7" style:family="text">
      <style:text-properties officeooo:rsid="00201aeb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2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2"><text:span text:style-name="T1"><text:s text:c="4"/>( <text:s/>)-TinyGrid-85-GVS<text:tab/><text:tab/>2 </text:span><text:span text:style-name="T7">( <text:s/>)</text:span></text:p>
          <text:p text:style-name="P2"><text:span text:style-name="T1"><text:s text:c="4"/>( <text:s/>)-TinyGrid-85-PWB<text:tab/><text:tab/>3 </text:span><text:span text:style-name="T7">( <text:s/>)</text:span></text:p>
          <text:p text:style-name="P2"><text:span text:style-name="T1"><text:tab/><text:tab/><text:tab/></text:span></text:p>
          <text:p text:style-name="P1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4"><text:span text:style-name="T3"><text:s text:c="4"/>( <text:s/>)-TinyGrid-85-Basic<text:tab/> <text:s text:c="4"/>Qty<text:tab/>1 </text:span><text:span text:style-name="T4">( <text:s/>)</text:span><text:span text:style-name="T3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4"><text:span text:style-name="T3"><text:s text:c="4"/>( <text:s/>)-TinyGrid-85-Basic<text:tab/> <text:s text:c="4"/>Qty<text:tab/>1 </text:span><text:span text:style-name="T4">( <text:s/>)</text:span><text:span text:style-name="T3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P3"><text:span text:style-name="T1"><text:s text:c="4"/>( <text:s/>)-TinyGrid-85-Basic<text:tab/> <text:s text:c="4"/>Qty<text:tab/>1 </text:span><text:span text:style-name="T7">( <text:s/>)</text:span><text:span text:style-name="T1"> </text:span></text:p>
          <text:p text:style-name="P3"><text:span text:style-name="T1"><text:s text:c="4"/>( <text:s/>)-TinyGrid-85-GVS<text:tab/><text:tab/>2 </text:span><text:span text:style-name="T7">( <text:s/>)</text:span></text:p>
          <text:p text:style-name="P3"><text:span text:style-name="T1"><text:s text:c="4"/>( <text:s/>)-TinyGrid-85-PWB<text:tab/><text:tab/>3 </text:span><text:span text:style-name="T7">( <text:s/>)</text:span></text:p>
          <text:p text:style-name="P3"><text:span text:style-name="T1"><text:tab/><text:tab/><text:tab/></text:span></text:p>
          <text:p text:style-name="P4"><text:span text:style-name="T3"><text:s text:c="11"/></text:span><text:span text:style-name="T5">land-boards.com/TinyGrid8</text:span><text:span text:style-name="T6">5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 Automatically Select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6:45:39.96</meta:creation-date>
    <dc:date>2014-08-15T17:04:33.55</dc:date>
    <meta:editing-duration>PT10M40S</meta:editing-duration>
    <meta:editing-cycles>3</meta:editing-cycles>
    <meta:generator>LibreOffice/4.0.1.2$Windows_x86 LibreOffice_project/84102822e3d61eb989ddd325abf1ac077904985</meta:generator>
    <meta:print-date>2014-08-15T16:54:41.12</meta:print-date>
    <meta:document-statistic meta:table-count="0" meta:image-count="0" meta:object-count="0" meta:page-count="1" meta:paragraph-count="150" meta:word-count="510" meta:character-count="4410" meta:non-whitespace-character-count="2820"/>
  </office:meta>
</office:document-meta>
</file>